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116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116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6.695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3.3479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6.695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188in" table:align="margins"/>
    </style:style>
    <style:style style:name="Table7.A" style:family="table-column">
      <style:table-column-properties style:column-width="3.3097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" style:family="table">
      <style:table-properties style:width="6.6188in" table:align="margins"/>
    </style:style>
    <style:style style:name="Table7.A" style:family="table-column">
      <style:table-column-properties style:column-width="3.3097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9in" style:rel-column-width="32767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officeooo:rsid="004ef410" officeooo:paragraph-rsid="00021b1d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11pt" fo:font-weight="normal" officeooo:rsid="004ef410" officeooo:paragraph-rsid="0007eaa4" style:font-size-asian="11pt" style:font-weight-asian="normal" style:font-size-complex="11pt" style:font-weight-complex="normal"/>
    </style:style>
    <style:style style:name="P3" style:family="paragraph" style:parent-style-name="Footer">
      <style:paragraph-properties fo:text-align="center" style:justify-single-word="false"/>
      <style:text-properties style:font-name="Ubuntu" fo:font-size="11pt" fo:font-weight="bold" officeooo:rsid="00021b1d" officeooo:paragraph-rsid="00021b1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1pt" fo:font-weight="bold" officeooo:rsid="00021b1d" officeooo:paragraph-rsid="00021b1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1pt" fo:font-weight="bold" officeooo:rsid="00051d8f" officeooo:paragraph-rsid="00051d8f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1pt" fo:font-weight="bold" officeooo:rsid="00063e93" officeooo:paragraph-rsid="00063e9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11pt" fo:font-weight="bold" officeooo:rsid="000915e0" officeooo:paragraph-rsid="000915e0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11pt" fo:font-weight="bold" officeooo:rsid="000a9e4d" officeooo:paragraph-rsid="000a9e4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1pt" fo:font-weight="bold" officeooo:rsid="000b267d" officeooo:paragraph-rsid="000b267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1pt" fo:font-weight="bold" officeooo:rsid="000aa842" officeooo:paragraph-rsid="000aa842" style:font-size-asian="11pt" style:font-weight-asian="bold" style:font-size-complex="11pt" style:font-weight-complex="bold"/>
    </style:style>
    <style:style style:name="P11" style:family="paragraph" style:parent-style-name="Footer">
      <style:paragraph-properties fo:text-align="start" style:justify-single-word="false"/>
      <style:text-properties style:font-name="Ubuntu" fo:font-size="9pt" fo:font-weight="normal" officeooo:rsid="00175f72" officeooo:paragraph-rsid="00021b1d" style:font-size-asian="9pt" style:font-weight-asian="normal" style:font-size-complex="9pt" style:font-weight-complex="normal"/>
    </style:style>
    <style:style style:name="P12" style:family="paragraph" style:parent-style-name="Footer">
      <style:paragraph-properties fo:text-align="center" style:justify-single-word="false"/>
      <style:text-properties style:font-name="Ubuntu" fo:font-size="11pt" fo:font-weight="normal" officeooo:rsid="00175f72" officeooo:paragraph-rsid="00021b1d" style:font-size-asian="11pt" style:font-weight-asian="normal" style:font-size-complex="11pt" style:font-weight-complex="normal"/>
    </style:style>
    <style:style style:name="P13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44ace" style:font-size-asian="11pt" style:font-weight-asian="normal" style:font-size-complex="11pt" style:font-weight-complex="normal"/>
    </style:style>
    <style:style style:name="P14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63e93" style:font-size-asian="11pt" style:font-weight-asian="normal" style:font-size-complex="11pt" style:font-weight-complex="normal"/>
    </style:style>
    <style:style style:name="P15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915e0" style:font-size-asian="11pt" style:font-weight-asian="normal" style:font-size-complex="11pt" style:font-weight-complex="normal"/>
    </style:style>
    <style:style style:name="P16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a9e4d" style:font-size-asian="11pt" style:font-weight-asian="normal" style:font-size-complex="11pt" style:font-weight-complex="normal"/>
    </style:style>
    <style:style style:name="P17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aa842" style:font-size-asian="11pt" style:font-weight-asian="normal" style:font-size-complex="11pt" style:font-weight-complex="normal"/>
    </style:style>
    <style:style style:name="P18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b267d" style:font-size-asian="11pt" style:font-weight-asian="normal" style:font-size-complex="11pt" style:font-weight-complex="normal"/>
    </style:style>
    <style:style style:name="P19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c6c09" style:font-size-asian="11pt" style:font-weight-asian="normal" style:font-size-complex="11pt" style:font-weight-complex="normal"/>
    </style:style>
    <style:style style:name="P20" style:family="paragraph" style:parent-style-name="Footer">
      <style:paragraph-properties fo:text-align="start" style:justify-single-word="false"/>
      <style:text-properties style:font-name="Ubuntu" fo:font-size="11pt" fo:font-weight="normal" officeooo:rsid="00175f72" officeooo:paragraph-rsid="000ce7c0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1pt" fo:font-weight="bold" officeooo:rsid="000a9e4d" officeooo:paragraph-rsid="000a9e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1pt" fo:font-weight="bold" officeooo:rsid="000c6c09" officeooo:paragraph-rsid="000c6c0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1pt" fo:font-weight="bold" officeooo:rsid="000c6c09" officeooo:paragraph-rsid="000ce7c0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1pt" fo:font-weight="bold" officeooo:rsid="000d2480" officeooo:paragraph-rsid="000d2480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11pt" fo:font-weight="bold" officeooo:rsid="00126e7d" officeooo:paragraph-rsid="00126e7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1pt" fo:font-weight="bold" officeooo:rsid="000d2480" officeooo:paragraph-rsid="000d2480" style:font-size-asian="9.60000038146973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1pt" fo:font-weight="bold" officeooo:rsid="000d2480" officeooo:paragraph-rsid="000f927a" style:font-size-asian="9.60000038146973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11pt" fo:font-weight="bold" officeooo:rsid="000d2480" officeooo:paragraph-rsid="00126e7d" style:font-size-asian="9.60000038146973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1pt" fo:font-weight="bold" officeooo:rsid="000f927a" officeooo:paragraph-rsid="000f927a" style:font-size-asian="9.60000038146973pt" style:font-weight-asian="bold" style:font-size-complex="11pt" style:font-weight-complex="bold"/>
    </style:style>
    <style:style style:name="T1" style:family="text">
      <style:text-properties style:font-name="Ubuntu" officeooo:rsid="00175f72"/>
    </style:style>
    <style:style style:name="T2" style:family="text">
      <style:text-properties officeooo:rsid="00175f72"/>
    </style:style>
    <style:style style:name="T3" style:family="text">
      <style:text-properties officeooo:rsid="000ce7c0"/>
    </style:style>
    <style:style style:name="T4" style:family="text">
      <style:text-properties fo:font-weight="normal" officeooo:rsid="00175f72" style:font-size-asian="11pt" style:font-weight-asian="normal" style:font-weight-complex="normal"/>
    </style:style>
    <style:style style:name="T5" style:family="text">
      <style:text-properties fo:font-weight="normal" officeooo:rsid="0012eeed" style:font-size-asian="11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140614276487920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<text:span text:style-name="T2">H</text:span>ISTORIA CLINICA</text:p>
          </table:table-cell>
          <table:table-cell table:style-name="Table1.C1" office:value-type="string">
            <text:p text:style-name="P3">Fecha admision</text:p>
            <text:p text:style-name="P12"><text:text-input text:description="">{{ at.created}}</text:text-input></text:p>
          </table:table-cell>
        </table:table-row>
      </table:table>
      <text:p text:style-name="P1"/>
      <table:table table:name="Table2" table:style-name="Table2">
        <table:table-column table:style-name="Table2.A" table:number-columns-repeated="5"/>
        <table:table-column table:style-name="Table2.F"/>
        <table:table-row table:style-name="TableLine94535971995248">
          <table:table-cell table:style-name="Table2.A1" table:number-columns-spanned="6" office:value-type="string">
            <text:p text:style-name="P4">DATOS DE IDENTIFICAC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35973094672">
          <table:table-cell table:style-name="Table2.A2" table:number-columns-spanned="2" office:value-type="string">
            <text:p text:style-name="P4">Numero de identificacion:</text:p>
          </table:table-cell>
          <table:covered-table-cell/>
          <table:table-cell table:style-name="Table2.C2" table:number-columns-spanned="4" office:value-type="string">
            <text:p text:style-name="P13"><text:text-input text:description="">{{ u.identificacion}}</text:text-input></text:p>
          </table:table-cell>
          <table:covered-table-cell/>
          <table:covered-table-cell/>
          <table:covered-table-cell/>
        </table:table-row>
        <table:table-row table:style-name="TableLine94535867598864">
          <table:table-cell table:style-name="Table2.A2" office:value-type="string">
            <text:p text:style-name="P5">Apellidos:</text:p>
          </table:table-cell>
          <table:table-cell table:style-name="Table2.A2" table:number-columns-spanned="2" office:value-type="string">
            <text:p text:style-name="P13"><text:text-input text:description="">{{ u.apellidos}}</text:text-input></text:p>
          </table:table-cell>
          <table:covered-table-cell/>
          <table:table-cell table:style-name="Table2.A2" office:value-type="string">
            <text:p text:style-name="P5">Nombres:</text:p>
          </table:table-cell>
          <table:table-cell table:style-name="Table2.C2" table:number-columns-spanned="2" office:value-type="string">
            <text:p text:style-name="P13"><text:text-input text:description="">{{ u.nombres}}</text:text-input></text:p>
          </table:table-cell>
          <table:covered-table-cell/>
        </table:table-row>
        <table:table-row table:style-name="TableLine94535972658288">
          <table:table-cell table:style-name="Table2.A2" table:number-columns-spanned="2" office:value-type="string">
            <text:p text:style-name="P6">Lugar y fecha de nacimiento:</text:p>
          </table:table-cell>
          <table:covered-table-cell/>
          <table:table-cell table:style-name="Table2.A2" table:number-columns-spanned="2" office:value-type="string">
            <text:p text:style-name="P2"><text:span text:style-name="T1"><text:text-input text:description="">{{ u.lugar_nacimiento}}</text:text-input></text:span><text:span text:style-name="T1">, </text:span><text:span text:style-name="T1"><text:text-input text:description="">{{ u.fecha_nacimiento}}</text:text-input></text:span></text:p>
          </table:table-cell>
          <table:covered-table-cell/>
          <table:table-cell table:style-name="Table2.A2" office:value-type="string">
            <text:p text:style-name="P6">Edad:</text:p>
          </table:table-cell>
          <table:table-cell table:style-name="Table2.C2" office:value-type="string">
            <text:p text:style-name="P14"><text:text-input text:description="">{{ u.edad}}</text:text-input></text:p>
          </table:table-cell>
        </table:table-row>
        <table:table-row table:style-name="TableLine94535972638608">
          <table:table-cell table:style-name="Table2.A2" office:value-type="string">
            <text:p text:style-name="P7">Direccion:</text:p>
          </table:table-cell>
          <table:table-cell table:style-name="Table2.C2" table:number-columns-spanned="5" office:value-type="string">
            <text:p text:style-name="P15"><text:text-input text:description="">{{ u.direccion}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Line94535972639760">
          <table:table-cell table:style-name="Table2.A2" office:value-type="string">
            <text:p text:style-name="P8">Canton:</text:p>
          </table:table-cell>
          <table:table-cell table:style-name="Table2.A2" office:value-type="string">
            <text:p text:style-name="P16"><text:text-input text:description="">{{ u.canton}}</text:text-input></text:p>
          </table:table-cell>
          <table:table-cell table:style-name="Table2.A2" office:value-type="string">
            <text:p text:style-name="P8">Provincia:</text:p>
          </table:table-cell>
          <table:table-cell table:style-name="Table2.A2" office:value-type="string">
            <text:p text:style-name="P16"><text:text-input text:description="">{{ u.provincia}}</text:text-input></text:p>
          </table:table-cell>
          <table:table-cell table:style-name="Table2.A2" office:value-type="string">
            <text:p text:style-name="P8">Pais:</text:p>
          </table:table-cell>
          <table:table-cell table:style-name="Table2.C2" office:value-type="string">
            <text:p text:style-name="P16"><text:text-input text:description="">{{ u.pais}}</text:text-input></text:p>
          </table:table-cell>
        </table:table-row>
        <table:table-row table:style-name="TableLine94535972628592">
          <table:table-cell table:style-name="Table2.A2" office:value-type="string">
            <text:p text:style-name="P8">Sexo:</text:p>
          </table:table-cell>
          <table:table-cell table:style-name="Table2.A2" table:number-columns-spanned="2" office:value-type="string">
            <text:p text:style-name="P16"><text:text-input text:description="">{{ u.sexo}}</text:text-input></text:p>
          </table:table-cell>
          <table:covered-table-cell/>
          <table:table-cell table:style-name="Table2.A2" table:number-columns-spanned="2" office:value-type="string">
            <text:p text:style-name="P8">Grupo Sanguineo:</text:p>
          </table:table-cell>
          <table:covered-table-cell/>
          <table:table-cell table:style-name="Table2.C2" office:value-type="string">
            <text:p text:style-name="P16"><text:text-input text:description="">{{ u.tipo_sangre}}</text:text-input></text:p>
          </table:table-cell>
        </table:table-row>
        <table:table-row table:style-name="TableLine94535972629552">
          <table:table-cell table:style-name="Table2.A2" office:value-type="string">
            <text:p text:style-name="P8">N celular:</text:p>
          </table:table-cell>
          <table:table-cell table:style-name="Table2.A2" office:value-type="string">
            <text:p text:style-name="P16"><text:text-input text:description="">{{ u.celular}}</text:text-input></text:p>
          </table:table-cell>
          <table:table-cell table:style-name="Table2.A2" table:number-columns-spanned="2" office:value-type="string">
            <text:p text:style-name="P8">Correo electronico:</text:p>
          </table:table-cell>
          <table:covered-table-cell/>
          <table:table-cell table:style-name="Table2.C2" table:number-columns-spanned="2" office:value-type="string">
            <text:p text:style-name="P16"><text:text-input text:description="">{{ u.correo}}</text:text-input></text:p>
          </table:table-cell>
          <table:covered-table-cell/>
        </table:table-row>
        <table:table-row table:style-name="TableLine94535972630640">
          <table:table-cell table:style-name="Table2.A2" table:number-columns-spanned="2" office:value-type="string">
            <text:p text:style-name="P8">Contacto de emergencia:</text:p>
          </table:table-cell>
          <table:covered-table-cell/>
          <table:table-cell table:style-name="Table2.C2" table:number-columns-spanned="4" office:value-type="string">
            <text:p text:style-name="P17"><text:text-input text:description="">{{ u.nombre_contacto_emergencia}}</text:text-input></text:p>
          </table:table-cell>
          <table:covered-table-cell/>
          <table:covered-table-cell/>
          <table:covered-table-cell/>
        </table:table-row>
        <table:table-row table:style-name="TableLine94535972631376">
          <table:table-cell table:style-name="Table2.A2" table:number-columns-spanned="2" office:value-type="string">
            <text:p text:style-name="P8">Parentesco:</text:p>
          </table:table-cell>
          <table:covered-table-cell/>
          <table:table-cell table:style-name="Table2.C2" table:number-columns-spanned="4" office:value-type="string">
            <text:p text:style-name="P17"><text:text-input text:description="">{{ u.parentesco_contacto_emergencia}}</text:text-input></text:p>
          </table:table-cell>
          <table:covered-table-cell/>
          <table:covered-table-cell/>
          <table:covered-table-cell/>
        </table:table-row>
        <table:table-row table:style-name="TableLine94535972613776">
          <table:table-cell table:style-name="Table2.A2" table:number-columns-spanned="2" office:value-type="string">
            <text:p text:style-name="P8">Telefono:</text:p>
          </table:table-cell>
          <table:covered-table-cell/>
          <table:table-cell table:style-name="Table2.C2" table:number-columns-spanned="4" office:value-type="string">
            <text:p text:style-name="P17"><text:text-input text:description="">{{ u.telefono_contacto_emergencia}}</text:text-input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 table:number-columns-repeated="5"/>
        <table:table-column table:style-name="Table3.F"/>
        <table:table-row table:style-name="TableLine94535972702000">
          <table:table-cell table:style-name="Table3.A1" table:number-columns-spanned="6" office:value-type="string">
            <text:p text:style-name="P9">Tutor Legal – Menor de ed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535972725584">
          <table:table-cell table:style-name="Table3.A2" table:number-columns-spanned="2" office:value-type="string">
            <text:p text:style-name="P18"><text:text-input text:description="">{{ u.nombre_tutor}}</text:text-input></text:p>
          </table:table-cell>
          <table:covered-table-cell/>
          <table:table-cell table:style-name="Table3.A2" office:value-type="string">
            <text:p text:style-name="P9">Parentesco:</text:p>
          </table:table-cell>
          <table:table-cell table:style-name="Table3.A2" office:value-type="string">
            <text:p text:style-name="P18"><text:text-input text:description="">{{ u.parentesco_tutor}}</text:text-input></text:p>
          </table:table-cell>
          <table:table-cell table:style-name="Table3.A2" office:value-type="string">
            <text:p text:style-name="P9">Telefono:</text:p>
          </table:table-cell>
          <table:table-cell table:style-name="Table3.F2" office:value-type="string">
            <text:p text:style-name="P18"><text:text-input text:description="">{{ u.telefono_tutor}}</text:text-input></text:p>
          </table:table-cell>
        </table:table-row>
        <table:table-row table:style-name="TableLine94535972727520">
          <table:table-cell table:style-name="Table3.A2" office:value-type="string">
            <text:p text:style-name="P9">Direccion:</text:p>
          </table:table-cell>
          <table:table-cell table:style-name="Table3.F2" table:number-columns-spanned="5" office:value-type="string">
            <text:p text:style-name="P18"><text:text-input text:description="">{{ u.direccion_tutor}}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4" table:style-name="Table4">
        <table:table-column table:style-name="Table4.A"/>
        <table:table-row table:style-name="TableLine94535994621680">
          <table:table-cell table:style-name="Table4.A1" office:value-type="string">
            <text:p text:style-name="P22">1. Motivo de consulta:</text:p>
            <text:p text:style-name="P22"/>
            <text:p text:style-name="P19"><text:text-input text:description="">{{ at.m_consulta}}</text:text-input></text:p>
          </table:table-cell>
        </table:table-row>
        <table:table-row table:style-name="TableLine94535994621680">
          <table:table-cell table:style-name="Table4.A2" office:value-type="string">
            <text:p text:style-name="P23"><text:span text:style-name="T3">2</text:span>. <text:span text:style-name="T3">Enfermedad o problema actual</text:span>:</text:p>
            <text:p text:style-name="P23"/>
            <text:p text:style-name="P20"><text:text-input text:description="">{{ at.enf_actual}}</text:text-input></text:p>
          </table:table-cell>
        </table:table-row>
        <table:table-row table:style-name="TableLine94535994621680">
          <table:table-cell table:style-name="Table4.A2" office:value-type="string">
            <text:p text:style-name="P23"><text:span text:style-name="T3">3</text:span>. <text:span text:style-name="T3">Antecedentes personales y familiares</text:span>:</text:p>
            <text:p text:style-name="P23"/>
            <text:p text:style-name="P20"><text:text-input text:description="">{{ at.antecedentes}}</text:text-input></text:p>
          </table:table-cell>
        </table:table-row>
      </table:table>
      <text:p text:style-name="P11"/>
      <table:table table:name="Table5" table:style-name="Table5">
        <table:table-column table:style-name="Table5.A" table:number-columns-repeated="2"/>
        <table:table-row table:style-name="TableLine94535986060272">
          <table:table-cell table:style-name="Table5.A1" office:value-type="string">
            <text:p text:style-name="P24">4. Signos Vitales</text:p>
          </table:table-cell>
          <table:table-cell table:style-name="Table5.B1" office:value-type="string">
            <text:p text:style-name="P26">Presion arterial: <text:span text:style-name="T4"><text:text-input text:description="">{{ s.presion_arterial}}</text:text-input></text:span></text:p>
            <text:p text:style-name="P26">Frecuencia Cardiaca: <text:span text:style-name="T4"><text:text-input text:description="">{{ s.frecuencia_cardiaca }}</text:text-input></text:span></text:p>
            <text:p text:style-name="P26">Temperatura: <text:span text:style-name="T4"><text:text-input text:description="">{{ s.temperatura}}</text:text-input></text:span></text:p>
            <text:p text:style-name="P26">Frecuencia Cardiaca: <text:span text:style-name="T4"><text:text-input text:description="">{{ s.frecuencia_respiratoria}}</text:text-input></text:span>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Line94535996247664">
          <table:table-cell table:style-name="Table6.A1" office:value-type="string">
            <text:p text:style-name="P29">5. Examen Estomatogmatico:</text:p>
            <table:table table:name="Table7" table:style-name="Table7">
              <table:table-column table:style-name="Table7.A" table:number-columns-repeated="2"/>
              <table:table-row table:style-name="TableLine94535985965840">
                <table:table-cell table:style-name="Table7.A1" office:value-type="string">
                  <text:p text:style-name="P27"><text:span text:style-name="T4"><text:text-input text:description="">{{ es.tipo}}</text:text-input></text:span></text:p>
                </table:table-cell>
                <table:table-cell table:style-name="Table7.B1" office:value-type="string">
                  <text:p text:style-name="P27"><text:span text:style-name="T4"><text:text-input text:description="">{{ es.detalle}}</text:text-input></text:span></text:p>
                </table:table-cell>
              </table:table-row>
            </table:table>
            <text:p text:style-name="P29"/>
          </table:table-cell>
        </table:table-row>
      </table:table>
      <text:p text:style-name="P11"/>
      <table:table table:name="Table8" table:style-name="Table8">
        <table:table-column table:style-name="Table8.A" table:number-columns-repeated="2"/>
        <table:table-row table:style-name="TableLine94535956540416">
          <table:table-cell table:style-name="Table8.A1" table:number-columns-spanned="2" office:value-type="string">
            <text:p text:style-name="P25">6. Odontograma</text:p>
          </table:table-cell>
          <table:covered-table-cell/>
        </table:table-row>
        <table:table-row table:style-name="TableLine94535956540416">
          <table:table-cell table:style-name="Table8.A2" office:value-type="string">
            <text:p text:style-name="P28"><text:span text:style-name="T5"><text:text-input text:description="">Pieza: {{ o.diente}}</text:text-input></text:span></text:p>
          </table:table-cell>
          <table:table-cell table:style-name="Table8.B2" office:value-type="string">
            <text:p text:style-name="P28"><text:span text:style-name="T4"><text:text-input text:description="">{{ o.detalle}}</text:text-input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2:07:51.373335656</meta:creation-date>
    <dc:date>2022-11-11T01:37:02.668703788</dc:date>
    <meta:editing-duration>PT4H4M45S</meta:editing-duration>
    <meta:editing-cycles>20</meta:editing-cycles>
    <meta:generator>LibreOffice/7.0.4.2$Linux_X86_64 LibreOffice_project/00$Build-2</meta:generator>
    <meta:document-statistic meta:table-count="8" meta:image-count="0" meta:object-count="0" meta:page-count="1" meta:paragraph-count="61" meta:word-count="206" meta:character-count="1243" meta:non-whitespace-character-count="1164"/>
  </office:meta>
</office:document-meta>
</file>